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feb7" officeooo:paragraph-rsid="001bfeb7"/>
    </style:style>
    <style:style style:name="P2" style:family="paragraph" style:parent-style-name="Standard">
      <style:text-properties officeooo:rsid="001cf71f" officeooo:paragraph-rsid="001cf71f"/>
    </style:style>
    <style:style style:name="P3" style:family="paragraph" style:parent-style-name="Standard">
      <style:text-properties officeooo:rsid="001eb078" officeooo:paragraph-rsid="001eb078"/>
    </style:style>
    <style:style style:name="P4" style:family="paragraph" style:parent-style-name="Standard">
      <style:text-properties officeooo:rsid="001fb0e6" officeooo:paragraph-rsid="001fb0e6"/>
    </style:style>
    <style:style style:name="P5" style:family="paragraph" style:parent-style-name="Standard">
      <style:text-properties officeooo:rsid="001bfeb7" officeooo:paragraph-rsid="001bfeb7"/>
    </style:style>
    <style:style style:name="P6" style:family="paragraph" style:parent-style-name="Standard">
      <style:text-properties officeooo:rsid="0020e403" officeooo:paragraph-rsid="0020e403"/>
    </style:style>
    <style:style style:name="P7" style:family="paragraph" style:parent-style-name="Standard">
      <style:text-properties officeooo:rsid="0020fde3" officeooo:paragraph-rsid="0020fde3"/>
    </style:style>
    <style:style style:name="T1" style:family="text">
      <style:text-properties officeooo:rsid="001fb0e6"/>
    </style:style>
    <style:style style:name="T2" style:family="text">
      <style:text-properties officeooo:rsid="0020e4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</text:p>
      <text:p text:style-name="P1"/>
      <text:p text:style-name="P1">Go é uma linguagem que possui uma sintaxe bem criativa, e com elementos que, ao se combinarem, criam uma ferramenta poderosa e versátil. Seu foco está na simplicidade, o que a torna ótima para desenvolver ferramentas. Além disso é uma linguagem compilada o que lhe oferece uma vantagem sobre outras, exceto pelo seu garbage collector que é um ponto que várias pessoas avaliam como negativo. O seu grande problema é a sua grande vantagem, que é o fato de ser muito barebones, o que pode atrapalhar em certos casos. </text:p>
      <text:p text:style-name="P1"/>
      <text:p text:style-name="P2">Ela tem uma grande vantagem na criação de command line applications, por ser <text:span text:style-name="T2">rápida</text:span> para estas operações, e não complicar o processo, além de grande documentação nessa área, <text:span text:style-name="T2">como integração com infraestruturas do sistema</text:span>. <text:span text:style-name="T2">Apesar de não ser especifica de nenhum sistema.</text:span> </text:p>
      <text:p text:style-name="P2"/>
      <text:p text:style-name="P2">A linguagem também dispõe das goroutines, que facilitam de maneira muito forte a paralelização do processamento. Além disso dispõe de uma ótima performance comparada com linguagens interpretadas e dinamicamente tipadas, além de ter um custo menor de memória que muitas linguagens. Um dos motivos (para a parte da memória) é exatamente a garbage collection.</text:p>
      <text:p text:style-name="P2"/>
      <text:p text:style-name="P3">A linguagem tem um background extremamente fraco em aplicações voltadas a finanças, possivelmente pela sua falta de ferramentas para este tipo de aplicação e/ou problemas na criação de projetos grandes com lógica complexa na linguagem. Apesar de recentemente estarem começando a implementar algumas ferramentas relacionadas a finanças que poderiam ser interessantes, <text:span text:style-name="T1">mas que em sua maioria são focadas em ações.</text:span></text:p>
      <text:p text:style-name="P3"/>
      <text:p text:style-name="P4">Ao mesmo tempo que é uma desvantagem poderia ser uma oportunidade, pois integrar controle de finanças em um ambiente forte de microservices poderia ser interessante.</text:p>
      <text:p text:style-name="P4"/>
      <text:p text:style-name="P6">Além disso gera executáveis para qualquer plataforma. Sem a necessidade de instalar clientes ou gerenciar pacotes.</text:p>
      <text:p text:style-name="P6"/>
      <text:p text:style-name="P7">Uma coisa que pode ser relevante é que no ultimo projeto que achei que tentava fazer a mesma coisa a versão construída em Spring tinha muito mais funcionalidade implementada, o que me leva a pensar que é muito mais difícil fazer em Go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15:58:52.356725802</meta:creation-date>
    <dc:date>2020-03-17T23:56:36.118416856</dc:date>
    <meta:editing-duration>PT13M33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8" meta:word-count="330" meta:character-count="2067" meta:non-whitespace-character-count="1743"/>
  </office:meta>
</office:document-meta>
</file>